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a1" style:family="table">
      <style:table-properties style:width="6.675in" fo:margin-left="0.0063in" fo:margin-right="0.0118in" fo:margin-top="0in" fo:margin-bottom="0.0097in" table:align="margins" style:may-break-between-rows="false" style:writing-mode="lr-tb"/>
    </style:style>
    <style:style style:name="a1.A" style:family="table-column">
      <style:table-column-properties style:column-width="0.975in" style:rel-column-width="9572*"/>
    </style:style>
    <style:style style:name="a1.B" style:family="table-column">
      <style:table-column-properties style:column-width="0.95in" style:rel-column-width="9327*"/>
    </style:style>
    <style:style style:name="a1.G" style:family="table-column">
      <style:table-column-properties style:column-width="0.95in" style:rel-column-width="9328*"/>
    </style:style>
    <style:style style:name="a1.1" style:family="table-row">
      <style:table-row-properties style:min-row-height="0.3063in"/>
    </style:style>
    <style:style style:name="a1.A1" style:family="table-cell">
      <style:table-cell-properties style:vertical-align="bottom" fo:padding="0.0201in" fo:border="none"/>
    </style:style>
    <style:style style:name="a1.2" style:family="table-row">
      <style:table-row-properties style:min-row-height="0.3104in"/>
    </style:style>
    <style:style style:name="a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a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a1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a1.3" style:family="table-row">
      <style:table-row-properties style:min-row-height="0.2639in"/>
    </style:style>
    <style:style style:name="a1.B3" style:family="table-cell">
      <style:table-cell-properties fo:padding="0.0201in" fo:border-left="0.0007in solid #000000" fo:border-right="none" fo:border-top="none" fo:border-bottom="0.0007in solid #000000"/>
    </style:style>
    <style:style style:name="a1.4" style:family="table-row">
      <style:table-row-properties style:min-row-height="0.2674in"/>
    </style:style>
    <style:style style:name="a1.B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a1.A5" style:family="table-cell">
      <style:table-cell-properties fo:padding="0.0201in" fo:border-left="0.0347in solid #000000" fo:border-right="none" fo:border-top="none" fo:border-bottom="0.0347in solid #000000"/>
    </style:style>
    <style:style style:name="a1.B5" style:family="table-cell">
      <style:table-cell-properties fo:padding="0.0201in" fo:border-left="0.0007in solid #000000" fo:border-right="none" fo:border-top="none" fo:border-bottom="0.0347in solid #000000"/>
    </style:style>
    <style:style style:name="a1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ru" fo:country="RU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5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center" style:justify-single-word="false" fo:text-indent="0.1972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normal"/>
    </style:style>
    <style:style style:name="P5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3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9pt" fo:language="ru" fo:country="RU" style:font-size-asian="9pt" style:font-size-complex="9pt"/>
    </style:style>
    <style:style style:name="T15" style:family="text">
      <style:text-properties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16" style:family="text">
      <style:text-properties style:font-name="Arial" fo:font-size="9pt" fo:language="en" fo:country="US" style:font-size-asian="9pt" style:font-size-complex="9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style:font-name-complex="Arial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language="en" fo:country="US" fo:background-color="transparent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Symbol"/>
    </style:style>
    <style:style style:name="T24" style:family="text">
      <style:text-properties style:text-position="super 58%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style:text-position="super 58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27" style:family="text">
      <style:text-properties style:text-position="super 58%" fo:language="en" fo:country="US" fo:font-style="italic" style:font-style-asian="italic" style:font-name-complex="Symbol" style:font-style-complex="italic"/>
    </style:style>
    <style:style style:name="T28" style:family="text">
      <style:text-properties style:text-position="super 58%" style:text-underline-style="none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b 58%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4" style:family="text">
      <style:text-properties style:text-position="sub 58%" fo:language="en" fo:country="US" style:font-name-complex="Symbol"/>
    </style:style>
    <style:style style:name="T35" style:family="text">
      <style:text-properties style:text-position="sub 58%" fo:language="ru" fo:country="RU" fo:font-style="normal" style:font-style-asian="normal" style:font-style-complex="normal"/>
    </style:style>
    <style:style style:name="T36" style:family="text">
      <style:text-properties style:text-position="sub 58%" fo:language="ru" fo:country="RU" fo:font-style="italic" style:font-style-asian="italic" style:font-name-complex="Symbol" style:font-style-complex="italic"/>
    </style:style>
    <style:style style:name="T37" style:family="text">
      <style:text-properties style:text-position="sub 58%" fo:font-style="italic" style:font-style-asian="italic" style:font-name-complex="Symbol" style:font-style-complex="italic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style="italic" style:font-style-asian="italic" style:font-style-complex="italic"/>
    </style:style>
    <style:style style:name="T40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1" style:family="text">
      <style:text-properties style:font-name-complex="Arial"/>
    </style:style>
    <style:style style:name="T42" style:family="text">
      <style:text-properties style:text-position="0% 100%" fo:language="en" fo:country="US"/>
    </style:style>
    <style:style style:name="T43" style:family="text">
      <style:text-properties style:text-position="0% 100%" fo:language="en" fo:country="US" fo:font-style="normal" style:font-style-asian="normal" style:font-style-complex="normal"/>
    </style:style>
    <style:style style:name="T44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4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6" style:family="text">
      <style:text-properties style:text-position="0% 100%" fo:font-style="italic" style:font-style-asian="italic" style:font-name-complex="Symbol" style:font-style-complex="italic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Arial" fo:font-size="9pt" fo:language="ru" fo:country="RU" fo:font-style="italic" style:font-size-asian="9pt" style:font-style-asian="italic" style:font-name-complex="Symbol" style:font-size-complex="9pt" style:font-style-complex="italic"/>
    </style:style>
    <style:style style:name="T49" style:family="text">
      <style:text-properties style:text-position="0% 100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50" style:family="text">
      <style:text-properties style:text-position="0% 100%" fo:font-style="normal" style:font-style-asian="normal" style:font-name-complex="Symbol" style:font-style-complex="normal"/>
    </style:style>
    <style:style style:name="T51" style:family="text">
      <style:text-properties style:text-position="0% 100%" style:font-name-complex="Symbol"/>
    </style:style>
    <style:style style:name="T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style:font-name="Symbol" style:font-name-complex="Symbol"/>
    </style:style>
    <style:style style:name="T56" style:family="text">
      <style:text-properties style:font-name="Arial1" style:font-name-asian="Times New Roman" style:font-name-complex="Arial1" style:font-weight-complex="bold"/>
    </style:style>
    <style:style style:name="T57" style:family="text">
      <style:text-properties style:font-weight-complex="bold"/>
    </style:style>
    <style:style style:name="T58" style:family="text">
      <style:text-properties style:font-name-complex="Symbol"/>
    </style:style>
    <style:style style:name="T59" style:family="text">
      <style:text-properties fo:font-size="6pt" style:font-size-asian="6pt" style:font-size-complex="6pt"/>
    </style:style>
    <style:style style:name="T60" style:family="text">
      <style:text-properties fo:font-size="10pt" fo:language="en" fo:country="US" style:font-size-asian="10pt" style:font-size-complex="10pt"/>
    </style:style>
    <style:style style:name="T61" style:family="text">
      <style:text-properties style:font-name-asian="Symbol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CALIBRATION CERTIFICATE</text:p>
      <text:p text:style-name="P39"><text:span text:style-name="T4">Type: </text:span><text:span text:style-name="T3">Radiation monitor AT6131B</text:span><text:span text:style-name="T12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20">S</text:span><text:span text:style-name="T52">/</text:span><text:span text:style-name="T20">N</text:span><text:span text:style-name="T52">: </text:span><text:span text:style-name="T20"><text:s text:c="2"/></text:span><text:span text:style-name="T53">$allSerial</text:span></text:p>
      <text:p text:style-name="P10"/>
      <text:p text:style-name="P3">Measurement limits: </text:p>
      <text:p text:style-name="Standard"><text:span text:style-name="T6">γ: </text:span><text:span text:style-name="T10">from 0.1 </text:span><text:span text:style-name="T40">µ</text:span><text:span text:style-name="T10">Sv/h to 10 mSv/h, </text:span></text:p>
      <text:p text:style-name="P4"><text:span text:style-name="T61">β: </text:span>from 10 part./cm<text:span text:style-name="T24">2</text:span><text:span text:style-name="T55"></text:span>min to 1<text:span text:style-name="T55"></text:span>10<text:span text:style-name="T24">4</text:span> part./cm<text:span text:style-name="T24">2</text:span><text:span text:style-name="T55"></text:span>min</text:p>
      <text:p text:style-name="P4"><text:span text:style-name="T51">α sensitivity: not less than </text:span>0.4 s<text:span text:style-name="T24">-1</text:span> <text:span text:style-name="T55"> </text:span>Bq<text:span text:style-name="T28">-1 <text:s/></text:span></text:p>
      <text:p text:style-name="P7"/>
      <text:p text:style-name="P4"><text:span text:style-name="T54">Measurement error: </text:span><text:span text:style-name="T56">±</text:span><text:span text:style-name="T57">20</text:span> %</text:p>
      <text:p text:style-name="P17"/>
      <text:p text:style-name="P3">Operating conditions: </text:p>
      <text:p text:style-name="P46"><text:span text:style-name="T19">- Air temperature<text:tab/></text:span><text:span text:style-name="T41"><text:tab/><text:tab/><text:tab/><text:tab/>+</text:span><text:span text:style-name="T19">$temp</text:span><text:span text:style-name="T41"> °</text:span><text:span text:style-name="T19">C</text:span></text:p>
      <text:p text:style-name="P46"><text:span text:style-name="T19">- Atmospheric pressure<text:tab/></text:span><text:span text:style-name="T19"><text:tab/><text:tab/><text:tab/>98,5 kPa</text:span></text:p>
      <text:p text:style-name="P46"><text:span text:style-name="T19">- Relative humidity<text:tab/><text:tab/></text:span><text:span text:style-name="T19"><text:tab/><text:tab/>$vlag %</text:span></text:p>
      <text:p text:style-name="P47">- Gamma radiation background<text:tab/><text:tab/><text:tab/>$bground <text:s/>nSv/h</text:p>
      <text:p text:style-name="Standard"><text:span text:style-name="Знак_20_примечания"><text:span text:style-name="T59"/></text:span></text:p>
      <text:p text:style-name="P51">- <text:span text:style-name="T17">$eng_facility_110</text:span>;</text:p>
      <text:p text:style-name="P51">- $<text:span text:style-name="T17">eng_</text:span>facility_130;</text:p>
      <text:p text:style-name="P51">- $<text:span text:style-name="T17">eng_</text:span>facility_<text:span text:style-name="T17">alpha</text:span>;</text:p>
      <text:p text:style-name="P50"><text:span text:style-name="Знак_20_примечания"><text:span text:style-name="T13">- $</text:span></text:span><text:span text:style-name="Знак_20_примечания"><text:span text:style-name="T60">eng_</text:span></text:span><text:span text:style-name="Знак_20_примечания"><text:span text:style-name="T13">facility_beta;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B</text:span><text:span text:style-name="T38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7">Dose rate at check point</text:span> <text:span text:style-name="T29">Ḣ</text:span><text:span text:style-name="T32">oi</text:span><text:span text:style-name="T43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5"><text:span text:style-name="T17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3"><text:span text:style-name="T1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1">Relative gamma radiation <text:s/>measurement</text:span> <text:span text:style-name="T17">error</text:span><text:span text:style-name="T5">, </text:span><text:span text:style-name="T39">θ</text:span><text:span text:style-name="T35">пр</text:span><text:span text:style-name="T32">i</text:span><text:span text:style-name="T38">,</text:span> %</text:p>
          </table:table-cell>
          <table:table-cell table:style-name="t1.B2" table:number-rows-spanned="3" office:value-type="string">
            <text:p text:style-name="P29"><text:span text:style-name="T17">Confidence limit of the intrinsic <text:s/>relative error</text:span> <text:span text:style-name="T22">Δ</text:span><text:span text:style-name="T32">i</text:span><text:span text:style-name="T17">,</text:span> % </text:p>
          </table:table-cell>
          <table:table-cell table:style-name="t1.K2" table:number-rows-spanned="3" office:value-type="string">
            <text:p text:style-name="P20"><text:span text:style-name="T17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7">Back-ground</text:span>, <text:span text:style-name="T18">nSv</text:span><text:span text:style-name="T29">/</text:span><text:span text:style-name="T18">h</text:span></text:p>
          </table:table-cell>
          <table:table-cell table:style-name="t1.D3" table:number-columns-spanned="3" office:value-type="string">
            <text:p text:style-name="P33"><text:span text:style-name="T17">Measured value</text:span> <text:span text:style-name="T29">Ḣ</text:span><text:span text:style-name="T25">*</text:span><text:span text:style-name="T32">i</text:span><text:span text:style-name="T4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7">Average value</text:span>, <text:span text:style-name="T18">H</text:span><text:span text:style-name="T32">i</text:span><text:span text:style-name="T4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9">H</text:span><text:span text:style-name="T30">1</text:span></text:p>
          </table:table-cell>
          <table:table-cell table:style-name="t1.D3" office:value-type="string">
            <text:p text:style-name="P33"><text:span text:style-name="T18">H</text:span><text:span text:style-name="T30">2</text:span></text:p>
          </table:table-cell>
          <table:table-cell table:style-name="t1.D3" office:value-type="string">
            <text:p text:style-name="P33"><text:span text:style-name="T18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5">±<text:span text:style-name="T38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ext:p text:style-name="P44"/>
      <text:p text:style-name="P11"/>
      <text:p text:style-name="P11"/>
      <text:p text:style-name="P11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B</text:span><text:span text:style-name="T38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17">Flux density in test point</text:span> <text:span text:style-name="T58">φ</text:span><text:span text:style-name="T30">0</text:span><text:span text:style-name="T31">i</text:span>,</text:p>
            <text:p text:style-name="P31"><text:s/><text:span text:style-name="T18">min</text:span><text:span text:style-name="T24">-1</text:span>·<text:span text:style-name="T18">cm</text:span><text:span text:style-name="T24">-2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33"><text:span text:style-name="T17">Measured radiation flux density in test point</text:span>, <text:span text:style-name="T45">φ</text:span><text:span text:style-name="T33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21">Relative <text:s/>measure-ment</text:span> <text:span text:style-name="T17">error</text:span></text:p>
            <text:p text:style-name="P25"><text:span text:style-name="T39">θ</text:span><text:span text:style-name="T35">пр</text:span><text:span text:style-name="T32">i</text:span><text:span text:style-name="T38">,</text:span> %</text:p>
          </table:table-cell>
          <table:table-cell table:style-name="b1.B2" table:number-rows-spanned="3" office:value-type="string">
            <text:p text:style-name="P29"><text:span text:style-name="T17">Confidence limit of the intrinsic <text:s/>relative error</text:span> <text:span text:style-name="T22">Δ</text:span><text:span text:style-name="T32">i</text:span><text:span text:style-name="T17">,</text:span> % </text:p>
          </table:table-cell>
          <table:table-cell table:style-name="b1.I2" table:number-rows-spanned="3" office:value-type="string">
            <text:p text:style-name="P20"><text:span text:style-name="T17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3"><text:span text:style-name="T17">Measured value</text:span> <text:span text:style-name="T45">φ</text:span><text:span text:style-name="T33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3"><text:span text:style-name="T17">Average value</text:span>, <text:span text:style-name="T45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2"><text:span text:style-name="T46">φ</text:span><text:span text:style-name="T30">1</text:span></text:p>
          </table:table-cell>
          <table:table-cell table:style-name="b1.C4" office:value-type="string">
            <text:p text:style-name="P43"><text:span text:style-name="T45">φ</text:span><text:span text:style-name="T30">2</text:span></text:p>
          </table:table-cell>
          <table:table-cell table:style-name="b1.C4" office:value-type="string">
            <text:p text:style-name="P43"><text:span text:style-name="T45">φ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7">β</text:span>1-60</text:p>
          </table:table-cell>
          <table:table-cell table:style-name="b1.C3" office:value-type="string">
            <text:p text:style-name="P14"><text:span text:style-name="T17">β</text:span>1-70</text:p>
          </table:table-cell>
          <table:table-cell table:style-name="b1.C3" office:value-type="string">
            <text:p text:style-name="P14"><text:span text:style-name="T17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7">β</text:span>1-10</text:p>
          </table:table-cell>
          <table:table-cell table:style-name="b1.C3" office:value-type="string">
            <text:p text:style-name="P14"><text:span text:style-name="T17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8">1</text:span></text:p>
          </table:table-cell>
          <table:table-cell table:style-name="b1.C3" office:value-type="string">
            <text:p text:style-name="P15">β1-3<text:span text:style-name="T38">1</text:span></text:p>
          </table:table-cell>
          <table:table-cell table:style-name="b1.C3" office:value-type="string">
            <text:p text:style-name="P14"><text:span text:style-name="T17">β</text:span>1-61</text:p>
          </table:table-cell>
          <table:table-cell table:style-name="b1.C3" office:value-type="string">
            <text:p text:style-name="P14"><text:span text:style-name="T17">β</text:span>1-71</text:p>
          </table:table-cell>
          <table:table-cell table:style-name="b1.C3" office:value-type="string">
            <text:p text:style-name="P14"><text:span text:style-name="T17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7">β</text:span>1-11</text:p>
          </table:table-cell>
          <table:table-cell table:style-name="b1.C3" office:value-type="string">
            <text:p text:style-name="P14"><text:span text:style-name="T17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38">2</text:span></text:p>
          </table:table-cell>
          <table:table-cell table:style-name="b1.B7" office:value-type="string">
            <text:p text:style-name="P15">β1-3<text:span text:style-name="T38">2</text:span></text:p>
          </table:table-cell>
          <table:table-cell table:style-name="b1.B7" office:value-type="string">
            <text:p text:style-name="P14"><text:span text:style-name="T17">β</text:span>1-62</text:p>
          </table:table-cell>
          <table:table-cell table:style-name="b1.B7" office:value-type="string">
            <text:p text:style-name="P14"><text:span text:style-name="T17">β</text:span>1-72</text:p>
          </table:table-cell>
          <table:table-cell table:style-name="b1.B7" office:value-type="string">
            <text:p text:style-name="P14"><text:span text:style-name="T17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7">β</text:span>1-12</text:p>
          </table:table-cell>
          <table:table-cell table:style-name="b1.B7" office:value-type="string">
            <text:p text:style-name="P14"><text:span text:style-name="T17">β</text:span>1-22</text:p>
          </table:table-cell>
          <table:covered-table-cell/>
        </table:table-row>
      </table:table>
      <text:p text:style-name="Text_20_body"/>
      <text:p text:style-name="Text_20_body"/>
      <text:p text:style-name="P49">Alpha radiation</text:p>
      <table:table table:name="a1" table:style-name="a1">
        <table:table-column table:style-name="a1.A"/>
        <table:table-column table:style-name="a1.B" table:number-columns-repeated="5"/>
        <table:table-column table:style-name="a1.G"/>
        <text:soft-page-break/>
        <table:table-row table:style-name="a1.1">
          <table:table-cell table:style-name="a1.A1" table:number-columns-spanned="7" office:value-type="string">
            <text:p text:style-name="P18"><text:span text:style-name="T1">Radiation monitor AT6131B</text:span><text:span text:style-name="T38"> S/</text:span>N $bd_num_a1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1.2">
          <table:table-cell table:style-name="a1.A2" table:number-rows-spanned="3" office:value-type="string">
            <text:p text:style-name="P25"><text:span text:style-name="T38">Reference source activity</text:span> <text:span text:style-name="T23">A</text:span><text:span text:style-name="T34">0</text:span>, <text:span text:style-name="T42">Bq</text:span></text:p>
          </table:table-cell>
          <table:table-cell table:style-name="a1.B2" table:number-columns-spanned="4" office:value-type="string">
            <text:p text:style-name="P34"><text:span text:style-name="T16">Counts per second</text:span><text:span text:style-name="T14">, </text:span><text:span text:style-name="T15">n</text:span><text:span text:style-name="T33">α</text:span><text:span text:style-name="T45">,</text:span><text:span text:style-name="T33"> <text:s/></text:span><text:span text:style-name="T49">s</text:span><text:span text:style-name="T26">-1</text:span></text:p>
          </table:table-cell>
          <table:covered-table-cell/>
          <table:covered-table-cell/>
          <table:covered-table-cell/>
          <table:table-cell table:style-name="a1.B2" table:number-rows-spanned="3" office:value-type="string">
            <text:p text:style-name="P27">Calculated sensitivity</text:p>
            <text:p text:style-name="P27">value</text:p>
            <text:p text:style-name="P28"><text:span text:style-name="T14"><text:s/></text:span>ε<text:span text:style-name="T33">α</text:span><text:span text:style-name="T45">,</text:span><text:span text:style-name="T33"> </text:span><text:span text:style-name="T49">s</text:span><text:span text:style-name="T26">-1</text:span><text:span text:style-name="T49">·Bq</text:span><text:span text:style-name="T26">-1</text:span></text:p>
          </table:table-cell>
          <table:table-cell table:style-name="a1.G2" table:number-rows-spanned="3" office:value-type="string">
            <text:p text:style-name="P22"><text:span text:style-name="T17">S</text:span>ensitivity,</text:p>
            <text:p text:style-name="P22"><text:span text:style-name="T45">s</text:span><text:span text:style-name="T27">-1</text:span><text:span text:style-name="T45">·Bq</text:span><text:span text:style-name="T27">-1</text:span><text:span text:style-name="T45">,</text:span></text:p>
            <text:p text:style-name="P21">not less</text:p>
          </table:table-cell>
        </table:table-row>
        <table:table-row table:style-name="a1.3">
          <table:covered-table-cell/>
          <table:table-cell table:style-name="a1.B3" table:number-columns-spanned="3" office:value-type="string">
            <text:p text:style-name="P42">Measured value</text:p>
          </table:table-cell>
          <table:covered-table-cell/>
          <table:covered-table-cell/>
          <table:table-cell table:style-name="a1.B3" table:number-rows-spanned="2" office:value-type="string">
            <text:p text:style-name="P42">Average</text:p>
            <text:p text:style-name="P43"><text:span text:style-name="T17">value</text:span>, <text:span text:style-name="T30"><text:s/></text:span><text:span text:style-name="T45">n</text:span><text:span text:style-name="T33">α</text:span></text:p>
          </table:table-cell>
          <table:covered-table-cell/>
          <table:covered-table-cell/>
        </table:table-row>
        <table:table-row table:style-name="a1.4">
          <table:covered-table-cell/>
          <table:table-cell table:style-name="a1.B4" office:value-type="string">
            <text:p text:style-name="P32"><text:span text:style-name="T46">n</text:span><text:span text:style-name="T37">α</text:span><text:span text:style-name="T36">1</text:span></text:p>
          </table:table-cell>
          <table:table-cell table:style-name="a1.B4" office:value-type="string">
            <text:p text:style-name="P33"><text:span text:style-name="T45">n</text:span><text:span text:style-name="T33">α</text:span><text:span text:style-name="T37">2</text:span></text:p>
          </table:table-cell>
          <table:table-cell table:style-name="a1.B4" office:value-type="string">
            <text:p text:style-name="P33"><text:span text:style-name="T45">n</text:span><text:span text:style-name="T33">α</text:span><text:span text:style-name="T37">3</text:span></text:p>
          </table:table-cell>
          <table:covered-table-cell/>
          <table:covered-table-cell/>
          <table:covered-table-cell/>
        </table:table-row>
        <table:table-row>
          <table:table-cell table:style-name="a1.A5" office:value-type="string">
            <text:p text:style-name="P15"><text:span text:style-name="T50">α</text:span>1-00</text:p>
          </table:table-cell>
          <table:table-cell table:style-name="a1.B5" office:value-type="string">
            <text:p text:style-name="P14"><text:span text:style-name="T44">α</text:span>1-<text:span text:style-name="T17">10</text:span></text:p>
          </table:table-cell>
          <table:table-cell table:style-name="a1.B5" office:value-type="string">
            <text:p text:style-name="P14"><text:span text:style-name="T44">α</text:span>1-<text:span text:style-name="T17">20</text:span></text:p>
          </table:table-cell>
          <table:table-cell table:style-name="a1.B5" office:value-type="string">
            <text:p text:style-name="P14"><text:span text:style-name="T44">α</text:span>1-<text:span text:style-name="T17">30</text:span></text:p>
          </table:table-cell>
          <table:table-cell table:style-name="a1.B5" office:value-type="string">
            <text:p text:style-name="P16"><text:span text:style-name="T50">α</text:span>1-40</text:p>
          </table:table-cell>
          <table:table-cell table:style-name="a1.B5" office:value-type="string">
            <text:p text:style-name="P14"><text:span text:style-name="T44">α</text:span>1-<text:span text:style-name="T17">50</text:span></text:p>
          </table:table-cell>
          <table:table-cell table:style-name="a1.G5" office:value-type="string">
            <text:p text:style-name="P15">0,4</text:p>
          </table:table-cell>
        </table:table-row>
      </table:table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5">Calibrated by:</text:p>
          </table:table-cell>
          <table:table-cell table:style-name="Таблица1.A1" office:value-type="string">
            <text:p text:style-name="P36">$calibrat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38">(signature)</text:p>
          </table:table-cell>
        </table:table-row>
        <table:table-row>
          <table:table-cell table:style-name="Таблица1.A1" office:value-type="string">
            <text:p text:style-name="P35">Technical control:</text:p>
          </table:table-cell>
          <table:table-cell table:style-name="Таблица1.A1" office:value-type="string">
            <text:p text:style-name="P37">$controll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38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10-24T16:41:46.50</dc:date>
    <meta:print-date>2019-04-03T15:18:00</meta:print-date>
    <meta:editing-cycles>168</meta:editing-cycles>
    <meta:editing-duration>PT11H26M12S</meta:editing-duration>
    <meta:generator>OpenOffice/4.1.6$Win32 OpenOffice.org_project/416m1$Build-9790</meta:generator>
    <meta:document-statistic meta:table-count="4" meta:image-count="1" meta:object-count="0" meta:page-count="2" meta:paragraph-count="160" meta:word-count="332" meta:character-count="2101"/>
  </office:meta>
</office:document-meta>
</file>